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C0000002EAE31551E5C606968.png" manifest:media-type="image/png"/>
  <manifest:file-entry manifest:full-path="Pictures/10001DEC0000063B000004BAB8953B88B0E7009E.svg" manifest:media-type="image/svg+xml"/>
  <manifest:file-entry manifest:full-path="Pictures/10000201000000D5000000D6A90E0F86A8A89276.png" manifest:media-type="image/png"/>
  <manifest:file-entry manifest:full-path="Pictures/10001E0B0000160E00001623C4013914ADAE8809.svg" manifest:media-type="image/svg+xml"/>
  <manifest:file-entry manifest:full-path="Pictures/10001A8F0000160E00001623A4203AC086B25353.svg" manifest:media-type="image/svg+xml"/>
  <manifest:file-entry manifest:full-path="Pictures/10000201000000D5000000D6AF146E5B0F93D3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isp" svg:font-family="'Noto Sans Disp'" style:font-family-generic="swiss" style:font-pitch="variable"/>
    <style:font-face style:name="Noto Sans Mono" svg:font-family="'Noto Sans Mono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</style:style>
    <style:style style:name="gr5" style:family="graphic" style:parent-style-name="standard">
      <style:graphic-properties svg:stroke-width="0.028cm" svg:stroke-color="#0066cc" draw:marker-start-width="0.342cm" draw:marker-end-width="0.342cm" draw:fill="none" draw:textarea-horizontal-align="justify" draw:textarea-vertical-align="middle" draw:auto-grow-height="false" fo:min-height="5.1cm" fo:min-width="9.869cm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255cm" fo:min-width="2.316cm" fo:padding-top="0.05cm" fo:padding-bottom="0.05cm" fo:padding-left="0.08cm" fo:padding-right="0.08cm"/>
    </style:style>
    <style:style style:name="gr7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287cm" fo:min-width="2.498cm" fo:padding-top="0.05cm" fo:padding-bottom="0.05cm" fo:padding-left="0.08cm" fo:padding-right="0.08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287cm" fo:min-width="2.104cm" fo:padding-top="0.05cm" fo:padding-bottom="0.05cm" fo:padding-left="0.08cm" fo:padding-right="0.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2.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1.272cm"/>
    </style:style>
    <style:style style:name="gr12" style:family="graphic" style:parent-style-name="standard">
      <style:graphic-properties draw:stroke="none" svg:stroke-width="0.02cm" draw:marker-start-width="0.33cm" draw:marker-end-width="0.33cm" draw:fill-color="#0084d1" draw:textarea-horizontal-align="justify" draw:textarea-vertical-align="middle" draw:auto-grow-height="false" fo:min-height="0.055cm" fo:min-width="0.43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draw:marker-start-width="0.33cm" draw:marker-end-width="0.33cm" draw:fill-color="#0084d1" draw:textarea-horizontal-align="justify" draw:textarea-vertical-align="middle" draw:auto-grow-height="false" fo:min-height="0.051cm" fo:min-width="0.445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style:font-name="Noto Sans Disp" fo:font-style="normal" style:font-style-asian="normal" style:font-style-complex="normal"/>
    </style:style>
    <style:style style:name="P4" style:family="paragraph">
      <loext:graphic-properties draw:fill="none" draw:fill-color="#ffffff"/>
      <style:text-properties fo:color="#ffffff" style:font-name="Noto Sans Disp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>
      <loext:graphic-properties draw:fill-color="#ffd320"/>
      <style:paragraph-properties fo:text-align="center"/>
      <style:text-properties fo:color="#333333" style:font-name="Hack" fo:font-size="9pt" fo:font-weight="normal" style:font-size-asian="9pt" style:font-weight-asian="bold" style:font-size-complex="9pt" style:font-weight-complex="bold"/>
    </style:style>
    <style:style style:name="P6" style:family="paragraph">
      <style:paragraph-properties fo:text-align="center"/>
      <style:text-properties fo:color="#236bdc"/>
    </style:style>
    <style:style style:name="P7" style:family="paragraph">
      <loext:graphic-properties draw:fill="none" draw:fill-color="#ffffff"/>
      <style:paragraph-properties fo:text-align="center"/>
      <style:text-properties fo:color="#236bdc" style:font-name="Noto Sans Mono" fo:font-size="10pt" fo:text-shadow="none" fo:font-weight="normal" style:font-size-asian="10pt" style:font-weight-asian="normal" style:font-size-complex="10pt" style:font-weight-complex="normal"/>
    </style:style>
    <style:style style:name="P8" style:family="paragraph">
      <style:text-properties fo:color="#ffffff"/>
    </style:style>
    <style:style style:name="P9" style:family="paragraph">
      <loext:graphic-properties draw:fill="none" draw:fill-color="#ffffff"/>
      <style:text-properties fo:color="#ffffff" style:font-name="Noto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loext:graphic-properties draw:fill-color="#0084d1"/>
      <style:paragraph-properties fo:text-align="center"/>
      <style:text-properties fo:color="#ffffff" style:font-name="Noto Sans Mono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ffff" style:font-name="Noto Sans Disp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333333" style:font-name="Hack" fo:font-size="7pt" fo:font-weight="normal" style:font-size-asian="7pt" style:font-weight-asian="bold" style:font-size-complex="7pt" style:font-weight-complex="bold"/>
    </style:style>
    <style:style style:name="T3" style:family="text">
      <style:text-properties fo:color="#236bdc" style:font-name="Noto Sans Mono" fo:font-size="10pt" fo:text-shadow="none" fo:font-weight="normal" style:font-size-asian="10pt" style:font-weight-asian="normal" style:font-size-complex="10pt" style:font-weight-complex="normal"/>
    </style:style>
    <style:style style:name="T4" style:family="text">
      <style:text-properties fo:color="#ffffff" style:font-name="Noto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ffff" style:font-name="Noto Sans Mono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408cm" svg:y1="2.21cm" svg:x2="5.408cm" svg:y2="1.132cm">
          <text:p/>
        </draw:line>
        <draw:line draw:style-name="gr1" draw:text-style-name="P1" draw:layer="layout" svg:x1="8.994cm" svg:y1="3.575cm" svg:x2="5.744cm" svg:y2="2.575cm">
          <text:p/>
        </draw:line>
        <draw:line draw:style-name="gr2" draw:text-style-name="P1" draw:layer="layout" svg:x1="8.994cm" svg:y1="4.1cm" svg:x2="1.744cm" svg:y2="7.601cm">
          <text:p/>
        </draw:line>
        <draw:line draw:style-name="gr2" draw:text-style-name="P1" draw:layer="layout" svg:x1="1.744cm" svg:y1="4.1cm" svg:x2="9.119cm" svg:y2="7.6cm">
          <text:p/>
        </draw:line>
        <draw:line draw:style-name="gr2" draw:text-style-name="P1" draw:layer="layout" svg:x1="1.703cm" svg:y1="7.975cm" svg:x2="9.119cm" svg:y2="7.975cm">
          <text:p/>
        </draw:line>
        <draw:line draw:style-name="gr2" draw:text-style-name="P1" draw:layer="layout" svg:x1="9.619cm" svg:y1="4.225cm" svg:x2="9.619cm" svg:y2="7.6cm">
          <text:p/>
        </draw:line>
        <draw:frame draw:style-name="gr3" draw:text-style-name="P2" draw:layer="layout" svg:width="1.968cm" svg:height="1.385cm" svg:x="8.669cm" svg:y="3.2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3" draw:text-style-name="P2" draw:layer="layout" svg:width="1.964cm" svg:height="1.387cm" svg:x="8.669cm" svg:y="7.3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line draw:style-name="gr1" draw:text-style-name="P1" draw:layer="layout" svg:x1="1.744cm" svg:y1="3.575cm" svg:x2="4.994cm" svg:y2="2.575cm">
          <text:p/>
        </draw:line>
        <draw:line draw:style-name="gr2" draw:text-style-name="P1" draw:layer="layout" svg:x1="1.119cm" svg:y1="4.225cm" svg:x2="1.119cm" svg:y2="7.475cm">
          <text:p/>
        </draw:line>
        <draw:frame draw:style-name="gr4" draw:text-style-name="P4" draw:layer="layout" svg:width="1.294cm" svg:height="0.683cm" svg:x="8.994cm" svg:y="7.825cm">
          <draw:text-box>
            <text:p text:style-name="P3"><text:span text:style-name="T1">H</text:span><text:span text:style-name="T1">u</text:span><text:span text:style-name="T1">b</text:span><text:span text:style-name="T1">3</text:span></text:p>
          </draw:text-box>
        </draw:frame>
        <draw:custom-shape draw:style-name="gr5" draw:text-style-name="P2" draw:layer="layout" svg:width="10.519cm" svg:height="5.5cm" svg:x="0.1cm" svg:y="3.1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475cm" svg:height="0.354cm" draw:transform="rotate (-0.436332312998584) translate (1.747cm 4.2cm)">
          <text:p text:style-name="P1"><text:span text:style-name="T2">default route</text:span></text:p>
          <draw:enhanced-geometry svg:viewBox="0 0 21600 21600" draw:text-areas="0 0 21600 21600" draw:type="pentagon-right" draw:modifiers="19366.720516962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658cm" svg:height="0.387cm" draw:transform="rotate (-0.448549617762544) translate (6.786cm 4.2cm)">
          <text:p text:style-name="P1"><text:span text:style-name="T2">default route</text:span></text:p>
          <draw:enhanced-geometry svg:viewBox="0 0 21600 21600" draw:mirror-vertical="false" draw:mirror-horizontal="true" draw:text-areas="0 0 21600 21600" draw:type="pentagon-right" draw:modifiers="18813.68935690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294cm" svg:height="0.683cm" svg:x="8.994cm" svg:y="3.726cm">
          <draw:text-box>
            <text:p text:style-name="P3"><text:span text:style-name="T1">Hub4</text:span></text:p>
          </draw:text-box>
        </draw:frame>
        <draw:frame draw:style-name="gr3" draw:text-style-name="P2" draw:layer="layout" svg:width="1.964cm" svg:height="1.387cm" svg:x="0.169cm" svg:y="7.301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4" draw:text-style-name="P4" draw:layer="layout" svg:width="1.294cm" svg:height="0.683cm" svg:x="0.494cm" svg:y="7.826cm">
          <draw:text-box>
            <text:p text:style-name="P3"><text:span text:style-name="T1">Hub1</text:span></text:p>
          </draw:text-box>
        </draw:frame>
        <draw:frame draw:style-name="gr3" draw:text-style-name="P2" draw:layer="layout" svg:width="1.964cm" svg:height="1.387cm" svg:x="0.169cm" svg:y="3.201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4" draw:text-style-name="P4" draw:layer="layout" svg:width="1.294cm" svg:height="0.683cm" svg:x="0.494cm" svg:y="3.726cm">
          <draw:text-box>
            <text:p text:style-name="P3"><text:span text:style-name="T1">Hub2</text:span></text:p>
          </draw:text-box>
        </draw:frame>
        <draw:frame draw:style-name="gr8" draw:text-style-name="P1" draw:layer="layout" svg:width="1.31cm" svg:height="1cm" svg:x="4.744cm" svg:y="1.95cm">
          <draw:image xlink:href="Pictures/10001DEC0000063B000004BAB8953B88B0E7009E.svg" xlink:type="simple" xlink:show="embed" xlink:actuate="onLoad" loext:mime-type="image/svg+xml">
            <text:p/>
          </draw:image>
          <draw:image xlink:href="Pictures/100002010000003C0000002EAE31551E5C606968.png" xlink:type="simple" xlink:show="embed" xlink:actuate="onLoad" loext:mime-type="image/png"/>
        </draw:frame>
        <draw:custom-shape draw:style-name="gr9" draw:text-style-name="P5" draw:layer="layout" svg:width="2.264cm" svg:height="0.387cm" draw:transform="rotate (-1.5707963267949) translate (10.101cm 4.375cm)">
          <text:p text:style-name="P1"><text:span text:style-name="T2">default route</text:span></text:p>
          <draw:enhanced-geometry svg:viewBox="0 0 21600 21600" draw:mirror-vertical="false" draw:mirror-horizontal="true" draw:text-areas="0 0 21600 21600" draw:type="pentagon-right" draw:modifiers="18805.827814569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2.475cm" svg:height="0.354cm" draw:transform="rotate (-1.5706217938697) translate (1.031cm 4.388cm)">
          <text:p text:style-name="P1"><text:span text:style-name="T2">default route</text:span></text:p>
          <draw:enhanced-geometry svg:viewBox="0 0 21600 21600" draw:text-areas="0 0 21600 21600" draw:type="pentagon-right" draw:modifiers="19366.720516962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" draw:text-style-name="P7" draw:layer="layout" svg:width="2.83cm" svg:height="0.73cm" svg:x="3.914cm" svg:y="4.37cm">
          <draw:text-box>
            <text:p text:style-name="P6"><text:span text:style-name="T3">OSPF </text:span><text:span text:style-name="T3">area 0</text:span></text:p>
          </draw:text-box>
        </draw:frame>
        <draw:frame draw:style-name="gr3" draw:text-style-name="P2" draw:layer="layout" svg:width="1.875cm" svg:height="1.342cm" svg:x="4.469cm" svg:y="0.1cm">
          <draw:image xlink:href="Pictures/10001E0B0000160E00001623C4013914ADAE8809.svg" xlink:type="simple" xlink:show="embed" xlink:actuate="onLoad" loext:mime-type="image/svg+xml">
            <text:p/>
          </draw:image>
          <draw:image xlink:href="Pictures/10000201000000D5000000D6A90E0F86A8A89276.png" xlink:type="simple" xlink:show="embed" xlink:actuate="onLoad" loext:mime-type="image/png"/>
        </draw:frame>
        <draw:frame draw:style-name="gr11" draw:text-style-name="P9" draw:layer="layout" svg:width="1.772cm" svg:height="0.73cm" svg:x="4.534cm" svg:y="0.51cm">
          <draw:text-box>
            <text:p text:style-name="P8"><text:span text:style-name="T4">Cooper</text:span></text:p>
          </draw:text-box>
        </draw:frame>
        <draw:custom-shape draw:style-name="gr12" draw:text-style-name="P10" draw:layer="layout" svg:width="0.95cm" svg:height="0.325cm" draw:transform="skewX (-0.0123918376891597) rotate (-2.83720723204198) translate (8.169cm 2.91cm)">
          <text:p text:style-name="P1"><text:span text:style-name="T5">NAT</text:span></text:p>
          <draw:enhanced-geometry svg:viewBox="0 0 21600 21600" draw:mirror-horizontal="false" draw:mirror-vertical="true" draw:text-areas="0 0 21600 21600" draw:type="chevron" draw:modifiers="17557.097791798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0.964cm" svg:height="0.32cm" draw:transform="skewX (0.0530580092606276) rotate (0.278380015693095) translate (2.62cm 2.89cm)">
          <text:p text:style-name="P1"><text:span text:style-name="T5">NAT</text:span></text:p>
          <draw:enhanced-geometry svg:viewBox="0 0 21600 21600" draw:mirror-horizontal="false" draw:mirror-vertical="false" draw:text-areas="0 0 21600 21600" draw:type="chevron" draw:modifiers="18085.803108808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isp" svg:font-family="'Noto Sans Disp'" style:font-family-generic="swiss" style:font-pitch="variable"/>
    <style:font-face style:name="Noto Sans Mono" svg:font-family="'Noto Sans Mono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11-10T17:36:56.297317634</dc:date>
    <meta:editing-duration>PT9H48M12S</meta:editing-duration>
    <meta:editing-cycles>41</meta:editing-cycles>
    <meta:generator>LibreOffice/6.1.3.1$Linux_X86_64 LibreOffice_project/10$Build-1</meta:generator>
    <dc:creator>Philippe Latu</dc:creator>
    <meta:document-statistic meta:object-count="27"/>
  </office:meta>
</office:document-meta>
</file>